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x Speed [mph]</text:p>
          </table:table-cell>
          <table:table-cell office:value-type="string" calcext:value-type="string">
            <text:p>Max Speed [m/s]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13.6361216212054" calcext:value-type="float">
            <text:p>13.6361216212054</text:p>
          </table:table-cell>
          <table:table-cell table:formula="of:=[.B2]*0.44704" office:value-type="float" office:value="6.09589180954366" calcext:value-type="float">
            <text:p>6.09589180954366</text:p>
          </table:table-cell>
          <table:table-cell office:value-type="float" office:value="0.00287994846010789" calcext:value-type="float">
            <text:p>0.00287994846010789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16.6494765059834" calcext:value-type="float">
            <text:p>16.6494765059834</text:p>
          </table:table-cell>
          <table:table-cell table:formula="of:=[.B3]*0.44704" office:value-type="float" office:value="7.44298197723482" calcext:value-type="float">
            <text:p>7.44298197723482</text:p>
          </table:table-cell>
          <table:table-cell office:value-type="float" office:value="0.00328800177278425" calcext:value-type="float">
            <text:p>0.00328800177278425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20.3256213198646" calcext:value-type="float">
            <text:p>20.3256213198646</text:p>
          </table:table-cell>
          <table:table-cell table:formula="of:=[.B4]*0.44704" office:value-type="float" office:value="9.08636575483227" calcext:value-type="float">
            <text:p>9.08636575483227</text:p>
          </table:table-cell>
          <table:table-cell office:value-type="float" office:value="0.00385513103652516" calcext:value-type="float">
            <text:p>0.00385513103652516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25.3031888771271" calcext:value-type="float">
            <text:p>25.3031888771271</text:p>
          </table:table-cell>
          <table:table-cell table:formula="of:=[.B5]*0.44704" office:value-type="float" office:value="11.3115375556309" calcext:value-type="float">
            <text:p>11.3115375556309</text:p>
          </table:table-cell>
          <table:table-cell office:value-type="float" office:value="0.00492822306403979" calcext:value-type="float">
            <text:p>0.00492822306403979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29.655891069927" calcext:value-type="float">
            <text:p>29.655891069927</text:p>
          </table:table-cell>
          <table:table-cell table:formula="of:=[.B6]*0.44704" office:value-type="float" office:value="13.2573695439002" calcext:value-type="float">
            <text:p>13.2573695439002</text:p>
          </table:table-cell>
          <table:table-cell office:value-type="float" office:value="0.00651428491851512" calcext:value-type="float">
            <text:p>0.00651428491851512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32.7240923033361" calcext:value-type="float">
            <text:p>32.7240923033361</text:p>
          </table:table-cell>
          <table:table-cell table:formula="of:=[.B7]*0.44704" office:value-type="float" office:value="14.6289782232834" calcext:value-type="float">
            <text:p>14.6289782232834</text:p>
          </table:table-cell>
          <table:table-cell office:value-type="float" office:value="0.00884460371557563" calcext:value-type="float">
            <text:p>0.00884460371557563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34.0207798405659" calcext:value-type="float">
            <text:p>34.0207798405659</text:p>
          </table:table-cell>
          <table:table-cell table:formula="of:=[.B8]*0.44704" office:value-type="float" office:value="15.2086494199266" calcext:value-type="float">
            <text:p>15.2086494199266</text:p>
          </table:table-cell>
          <table:table-cell office:value-type="float" office:value="0.0109422406603828" calcext:value-type="float">
            <text:p>0.0109422406603828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9.85701010371615" calcext:value-type="float">
            <text:p>9.85701010371615</text:p>
          </table:table-cell>
          <table:table-cell table:formula="of:=[.B9]*0.44704" office:value-type="float" office:value="4.40647779676527" calcext:value-type="float">
            <text:p>4.40647779676527</text:p>
          </table:table-cell>
          <table:table-cell office:value-type="float" office:value="0.00564509787761569" calcext:value-type="float">
            <text:p>0.00564509787761569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0.882228966809" calcext:value-type="float">
            <text:p>10.882228966809</text:p>
          </table:table-cell>
          <table:table-cell table:formula="of:=[.B10]*0.44704" office:value-type="float" office:value="4.8647916373223" calcext:value-type="float">
            <text:p>4.8647916373223</text:p>
          </table:table-cell>
          <table:table-cell office:value-type="float" office:value="0.00702932851282466" calcext:value-type="float">
            <text:p>0.00702932851282466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1.5455610861809" calcext:value-type="float">
            <text:p>11.5455610861809</text:p>
          </table:table-cell>
          <table:table-cell table:formula="of:=[.B11]*0.44704" office:value-type="float" office:value="5.16132762796631" calcext:value-type="float">
            <text:p>5.16132762796631</text:p>
          </table:table-cell>
          <table:table-cell office:value-type="float" office:value="0.00830016956937522" calcext:value-type="float">
            <text:p>0.00830016956937522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2.004430212722" calcext:value-type="float">
            <text:p>12.004430212722</text:p>
          </table:table-cell>
          <table:table-cell table:formula="of:=[.B12]*0.44704" office:value-type="float" office:value="5.36646048229524" calcext:value-type="float">
            <text:p>5.36646048229524</text:p>
          </table:table-cell>
          <table:table-cell office:value-type="float" office:value="0.0100657239946612" calcext:value-type="float">
            <text:p>0.0100657239946612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2.3168170180493" calcext:value-type="float">
            <text:p>12.3168170180493</text:p>
          </table:table-cell>
          <table:table-cell table:formula="of:=[.B13]*0.44704" office:value-type="float" office:value="5.50610987974876" calcext:value-type="float">
            <text:p>5.50610987974876</text:p>
          </table:table-cell>
          <table:table-cell office:value-type="float" office:value="0.0120459194023065" calcext:value-type="float">
            <text:p>0.0120459194023065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2.6310484569281" calcext:value-type="float">
            <text:p>12.6310484569281</text:p>
          </table:table-cell>
          <table:table-cell table:formula="of:=[.B14]*0.44704" office:value-type="float" office:value="5.64658390218514" calcext:value-type="float">
            <text:p>5.64658390218514</text:p>
          </table:table-cell>
          <table:table-cell office:value-type="float" office:value="0.0157182486161068" calcext:value-type="float">
            <text:p>0.015718248616106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4.33709000910409" calcext:value-type="float">
            <text:p>4.33709000910409</text:p>
          </table:table-cell>
          <table:table-cell table:formula="of:=[.B15]*0.44704" office:value-type="float" office:value="1.93885271766989" calcext:value-type="float">
            <text:p>1.93885271766989</text:p>
          </table:table-cell>
          <table:table-cell office:value-type="float" office:value="0.0158721462700656" calcext:value-type="float">
            <text:p>0.0158721462700656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5.94196269670463" calcext:value-type="float">
            <text:p>5.94196269670463</text:p>
          </table:table-cell>
          <table:table-cell table:formula="of:=[.B16]*0.44704" office:value-type="float" office:value="2.65629500393484" calcext:value-type="float">
            <text:p>2.65629500393484</text:p>
          </table:table-cell>
          <table:table-cell office:value-type="float" office:value="0.0136981783695974" calcext:value-type="float">
            <text:p>0.0136981783695974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8.81513507635475" calcext:value-type="float">
            <text:p>8.81513507635475</text:p>
          </table:table-cell>
          <table:table-cell table:formula="of:=[.B17]*0.44704" office:value-type="float" office:value="3.94071798453363" calcext:value-type="float">
            <text:p>3.94071798453363</text:p>
          </table:table-cell>
          <table:table-cell office:value-type="float" office:value="0.0130598597297721" calcext:value-type="float">
            <text:p>0.0130598597297721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12.557991934951" calcext:value-type="float">
            <text:p>12.557991934951</text:p>
          </table:table-cell>
          <table:table-cell table:formula="of:=[.B18]*0.44704" office:value-type="float" office:value="5.6139247146005" calcext:value-type="float">
            <text:p>5.6139247146005</text:p>
          </table:table-cell>
          <table:table-cell office:value-type="float" office:value="0.0134878844948548" calcext:value-type="float">
            <text:p>0.013487884494854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18.9892591411421" calcext:value-type="float">
            <text:p>18.9892591411421</text:p>
          </table:table-cell>
          <table:table-cell table:formula="of:=[.B19]*0.44704" office:value-type="float" office:value="8.48895840645616" calcext:value-type="float">
            <text:p>8.48895840645616</text:p>
          </table:table-cell>
          <table:table-cell office:value-type="float" office:value="0.0151859850008423" calcext:value-type="float">
            <text:p>0.015185985000842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27.040608344643" calcext:value-type="float">
            <text:p>27.040608344643</text:p>
          </table:table-cell>
          <table:table-cell table:formula="of:=[.B20]*0.44704" office:value-type="float" office:value="12.0882335543892" calcext:value-type="float">
            <text:p>12.0882335543892</text:p>
          </table:table-cell>
          <table:table-cell office:value-type="float" office:value="0.01687476256244" calcext:value-type="float">
            <text:p>0.01687476256244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9.0251262160185" calcext:value-type="float">
            <text:p>39.0251262160185</text:p>
          </table:table-cell>
          <table:table-cell table:formula="of:=[.B21]*0.44704" office:value-type="float" office:value="17.4457924236089" calcext:value-type="float">
            <text:p>17.4457924236089</text:p>
          </table:table-cell>
          <table:table-cell office:value-type="float" office:value="0.0186262600464041" calcext:value-type="float">
            <text:p>0.0186262600464041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15.7622323868656" calcext:value-type="float">
            <text:p>15.7622323868656</text:p>
          </table:table-cell>
          <table:table-cell table:formula="of:=[.B22]*0.44704" office:value-type="float" office:value="7.0463483662244" calcext:value-type="float">
            <text:p>7.0463483662244</text:p>
          </table:table-cell>
          <table:table-cell office:value-type="float" office:value="0.0132126194379211" calcext:value-type="float">
            <text:p>0.0132126194379211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18.0065181534109" calcext:value-type="float">
            <text:p>18.0065181534109</text:p>
          </table:table-cell>
          <table:table-cell table:formula="of:=[.B23]*0.44704" office:value-type="float" office:value="8.04963387530081" calcext:value-type="float">
            <text:p>8.04963387530081</text:p>
          </table:table-cell>
          <table:table-cell office:value-type="float" office:value="0.0144009285830059" calcext:value-type="float">
            <text:p>0.0144009285830059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0.0233365500038" calcext:value-type="float">
            <text:p>20.0233365500038</text:p>
          </table:table-cell>
          <table:table-cell table:formula="of:=[.B24]*0.44704" office:value-type="float" office:value="8.9512323713137" calcext:value-type="float">
            <text:p>8.9512323713137</text:p>
          </table:table-cell>
          <table:table-cell office:value-type="float" office:value="0.016336735099766" calcext:value-type="float">
            <text:p>0.016336735099766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2.1127137540941" calcext:value-type="float">
            <text:p>22.1127137540941</text:p>
          </table:table-cell>
          <table:table-cell table:formula="of:=[.B25]*0.44704" office:value-type="float" office:value="9.88526755663023" calcext:value-type="float">
            <text:p>9.88526755663023</text:p>
          </table:table-cell>
          <table:table-cell office:value-type="float" office:value="0.019288039337176" calcext:value-type="float">
            <text:p>0.019288039337176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3.9309724888064" calcext:value-type="float">
            <text:p>23.9309724888064</text:p>
          </table:table-cell>
          <table:table-cell table:formula="of:=[.B26]*0.44704" office:value-type="float" office:value="10.698101941396" calcext:value-type="float">
            <text:p>10.698101941396</text:p>
          </table:table-cell>
          <table:table-cell office:value-type="float" office:value="0.0235442993497574" calcext:value-type="float">
            <text:p>0.0235442993497574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5.0527109196169" calcext:value-type="float">
            <text:p>25.0527109196169</text:p>
          </table:table-cell>
          <table:table-cell table:formula="of:=[.B27]*0.44704" office:value-type="float" office:value="11.1995638895055" calcext:value-type="float">
            <text:p>11.1995638895055</text:p>
          </table:table-cell>
          <table:table-cell office:value-type="float" office:value="0.0278019760550103" calcext:value-type="float">
            <text:p>0.0278019760550103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5.5354489687536" calcext:value-type="float">
            <text:p>25.5354489687536</text:p>
          </table:table-cell>
          <table:table-cell table:formula="of:=[.B28]*0.44704" office:value-type="float" office:value="11.4153671069916" calcext:value-type="float">
            <text:p>11.4153671069916</text:p>
          </table:table-cell>
          <table:table-cell office:value-type="float" office:value="0.0328321329726214" calcext:value-type="float">
            <text:p>0.0328321329726214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24.8387136481477" calcext:value-type="float">
            <text:p>24.8387136481477</text:p>
          </table:table-cell>
          <table:table-cell table:formula="of:=[.B29]*0.44704" office:value-type="float" office:value="11.1038985492679" calcext:value-type="float">
            <text:p>11.1038985492679</text:p>
          </table:table-cell>
          <table:table-cell office:value-type="float" office:value="0.0121017868079596" calcext:value-type="float">
            <text:p>0.0121017868079596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29.5403747569658" calcext:value-type="float">
            <text:p>29.5403747569658</text:p>
          </table:table-cell>
          <table:table-cell table:formula="of:=[.B30]*0.44704" office:value-type="float" office:value="13.205729131354" calcext:value-type="float">
            <text:p>13.205729131354</text:p>
          </table:table-cell>
          <table:table-cell office:value-type="float" office:value="0.0128422460307851" calcext:value-type="float">
            <text:p>0.0128422460307851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33.7516094721273" calcext:value-type="float">
            <text:p>33.7516094721273</text:p>
          </table:table-cell>
          <table:table-cell table:formula="of:=[.B31]*0.44704" office:value-type="float" office:value="15.0883194984198" calcext:value-type="float">
            <text:p>15.0883194984198</text:p>
          </table:table-cell>
          <table:table-cell office:value-type="float" office:value="0.0136295897031137" calcext:value-type="float">
            <text:p>0.0136295897031137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36.7886288919172" calcext:value-type="float">
            <text:p>36.7886288919172</text:p>
          </table:table-cell>
          <table:table-cell table:formula="of:=[.B32]*0.44704" office:value-type="float" office:value="16.4459886598427" calcext:value-type="float">
            <text:p>16.4459886598427</text:p>
          </table:table-cell>
          <table:table-cell office:value-type="float" office:value="0.0153600547396928" calcext:value-type="float">
            <text:p>0.0153600547396928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37.9975263686592" calcext:value-type="float">
            <text:p>37.9975263686592</text:p>
          </table:table-cell>
          <table:table-cell table:formula="of:=[.B33]*0.44704" office:value-type="float" office:value="16.9864141878454" calcext:value-type="float">
            <text:p>16.9864141878454</text:p>
          </table:table-cell>
          <table:table-cell office:value-type="float" office:value="0.0185041549926143" calcext:value-type="float">
            <text:p>0.0185041549926143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3.16369365757969" calcext:value-type="float">
            <text:p>3.16369365757969</text:p>
          </table:table-cell>
          <table:table-cell table:formula="of:=[.B34]*0.44704" office:value-type="float" office:value="1.41429761268442" calcext:value-type="float">
            <text:p>1.41429761268442</text:p>
          </table:table-cell>
          <table:table-cell office:value-type="float" office:value="0.0655509997108482" calcext:value-type="float">
            <text:p>0.0655509997108482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4.56568205578638" calcext:value-type="float">
            <text:p>4.56568205578638</text:p>
          </table:table-cell>
          <table:table-cell table:formula="of:=[.B35]*0.44704" office:value-type="float" office:value="2.04104250621874" calcext:value-type="float">
            <text:p>2.04104250621874</text:p>
          </table:table-cell>
          <table:table-cell office:value-type="float" office:value="0.072837872837074" calcext:value-type="float">
            <text:p>0.072837872837074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6.588960528649" calcext:value-type="float">
            <text:p>6.588960528649</text:p>
          </table:table-cell>
          <table:table-cell table:formula="of:=[.B36]*0.44704" office:value-type="float" office:value="2.94552891472725" calcext:value-type="float">
            <text:p>2.94552891472725</text:p>
          </table:table-cell>
          <table:table-cell office:value-type="float" office:value="0.080934779680435" calcext:value-type="float">
            <text:p>0.080934779680435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9.38192825956704" calcext:value-type="float">
            <text:p>9.38192825956704</text:p>
          </table:table-cell>
          <table:table-cell table:formula="of:=[.B37]*0.44704" office:value-type="float" office:value="4.19409720915685" calcext:value-type="float">
            <text:p>4.19409720915685</text:p>
          </table:table-cell>
          <table:table-cell office:value-type="float" office:value="0.0911401585992464" calcext:value-type="float">
            <text:p>0.0911401585992464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14.4694224425942" calcext:value-type="float">
            <text:p>14.4694224425942</text:p>
          </table:table-cell>
          <table:table-cell table:formula="of:=[.B38]*0.44704" office:value-type="float" office:value="6.46841060873731" calcext:value-type="float">
            <text:p>6.46841060873731</text:p>
          </table:table-cell>
          <table:table-cell office:value-type="float" office:value="0.108218946576717" calcext:value-type="float">
            <text:p>0.108218946576717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21.7280770955586" calcext:value-type="float">
            <text:p>21.7280770955586</text:p>
          </table:table-cell>
          <table:table-cell table:formula="of:=[.B39]*0.44704" office:value-type="float" office:value="9.71331958479852" calcext:value-type="float">
            <text:p>9.71331958479852</text:p>
          </table:table-cell>
          <table:table-cell office:value-type="float" office:value="0.127655761235753" calcext:value-type="float">
            <text:p>0.127655761235753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15.679222447444" calcext:value-type="float">
            <text:p>15.679222447444</text:p>
          </table:table-cell>
          <table:table-cell table:formula="of:=[.B40]*0.44704" office:value-type="float" office:value="7.00923960290537" calcext:value-type="float">
            <text:p>7.00923960290537</text:p>
          </table:table-cell>
          <table:table-cell office:value-type="float" office:value="0.0330979524878877" calcext:value-type="float">
            <text:p>0.0330979524878877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19.9346596782335" calcext:value-type="float">
            <text:p>19.9346596782335</text:p>
          </table:table-cell>
          <table:table-cell table:formula="of:=[.B41]*0.44704" office:value-type="float" office:value="8.91159026255751" calcext:value-type="float">
            <text:p>8.91159026255751</text:p>
          </table:table-cell>
          <table:table-cell office:value-type="float" office:value="0.0353507565080062" calcext:value-type="float">
            <text:p>0.0353507565080062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23.86148253663" calcext:value-type="float">
            <text:p>23.86148253663</text:p>
          </table:table-cell>
          <table:table-cell table:formula="of:=[.B42]*0.44704" office:value-type="float" office:value="10.6670371531751" calcext:value-type="float">
            <text:p>10.6670371531751</text:p>
          </table:table-cell>
          <table:table-cell office:value-type="float" office:value="0.0390410488242396" calcext:value-type="float">
            <text:p>0.0390410488242396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26.3664877480999" calcext:value-type="float">
            <text:p>26.3664877480999</text:p>
          </table:table-cell>
          <table:table-cell table:formula="of:=[.B43]*0.44704" office:value-type="float" office:value="11.7868746829106" calcext:value-type="float">
            <text:p>11.7868746829106</text:p>
          </table:table-cell>
          <table:table-cell office:value-type="float" office:value="0.0417152777932042" calcext:value-type="float">
            <text:p>0.0417152777932042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29.914366453636" calcext:value-type="float">
            <text:p>29.914366453636</text:p>
          </table:table-cell>
          <table:table-cell table:formula="of:=[.B44]*0.44704" office:value-type="float" office:value="13.3729183794334" calcext:value-type="float">
            <text:p>13.3729183794334</text:p>
          </table:table-cell>
          <table:table-cell office:value-type="float" office:value="0.0470061641285415" calcext:value-type="float">
            <text:p>0.0470061641285415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33.7059234825603" calcext:value-type="float">
            <text:p>33.7059234825603</text:p>
          </table:table-cell>
          <table:table-cell table:formula="of:=[.B45]*0.44704" office:value-type="float" office:value="15.0678960336438" calcext:value-type="float">
            <text:p>15.0678960336438</text:p>
          </table:table-cell>
          <table:table-cell office:value-type="float" office:value="0.0551267679744115" calcext:value-type="float">
            <text:p>0.0551267679744115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38.2223805221128" calcext:value-type="float">
            <text:p>38.2223805221128</text:p>
          </table:table-cell>
          <table:table-cell table:formula="of:=[.B46]*0.44704" office:value-type="float" office:value="17.0869329886053" calcext:value-type="float">
            <text:p>17.0869329886053</text:p>
          </table:table-cell>
          <table:table-cell office:value-type="float" office:value="0.0677316209157843" calcext:value-type="float">
            <text:p>0.0677316209157843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28.2053947503828" calcext:value-type="float">
            <text:p>28.2053947503828</text:p>
          </table:table-cell>
          <table:table-cell table:formula="of:=[.B47]*0.44704" office:value-type="float" office:value="12.6089396692111" calcext:value-type="float">
            <text:p>12.6089396692111</text:p>
          </table:table-cell>
          <table:table-cell office:value-type="float" office:value="0.0374948997392503" calcext:value-type="float">
            <text:p>0.0374948997392503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32.2287828211815" calcext:value-type="float">
            <text:p>32.2287828211815</text:p>
          </table:table-cell>
          <table:table-cell table:formula="of:=[.B48]*0.44704" office:value-type="float" office:value="14.407555072381" calcext:value-type="float">
            <text:p>14.407555072381</text:p>
          </table:table-cell>
          <table:table-cell office:value-type="float" office:value="0.0392675771888246" calcext:value-type="float">
            <text:p>0.0392675771888246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36.8289095602833" calcext:value-type="float">
            <text:p>36.8289095602833</text:p>
          </table:table-cell>
          <table:table-cell table:formula="of:=[.B49]*0.44704" office:value-type="float" office:value="16.463995729829" calcext:value-type="float">
            <text:p>16.463995729829</text:p>
          </table:table-cell>
          <table:table-cell office:value-type="float" office:value="0.0405803817832942" calcext:value-type="float">
            <text:p>0.0405803817832942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41.5365782627972" calcext:value-type="float">
            <text:p>41.5365782627972</text:p>
          </table:table-cell>
          <table:table-cell table:formula="of:=[.B50]*0.44704" office:value-type="float" office:value="18.5685119466009" calcext:value-type="float">
            <text:p>18.5685119466009</text:p>
          </table:table-cell>
          <table:table-cell office:value-type="float" office:value="0.0402972360787286" calcext:value-type="float">
            <text:p>0.0402972360787286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46.851384141529" calcext:value-type="float">
            <text:p>46.851384141529</text:p>
          </table:table-cell>
          <table:table-cell table:formula="of:=[.B51]*0.44704" office:value-type="float" office:value="20.9444427666291" calcext:value-type="float">
            <text:p>20.9444427666291</text:p>
          </table:table-cell>
          <table:table-cell office:value-type="float" office:value="0.0392251452245259" calcext:value-type="float">
            <text:p>0.0392251452245259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53.5251271111084" calcext:value-type="float">
            <text:p>53.5251271111084</text:p>
          </table:table-cell>
          <table:table-cell table:formula="of:=[.B52]*0.44704" office:value-type="float" office:value="23.9278728237499" calcext:value-type="float">
            <text:p>23.9278728237499</text:p>
          </table:table-cell>
          <table:table-cell office:value-type="float" office:value="0.0132539235327657" calcext:value-type="float">
            <text:p>0.0132539235327657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59.9719284319252" calcext:value-type="float">
            <text:p>59.9719284319252</text:p>
          </table:table-cell>
          <table:table-cell table:formula="of:=[.B53]*0.44704" office:value-type="float" office:value="26.8098508862078" calcext:value-type="float">
            <text:p>26.8098508862078</text:p>
          </table:table-cell>
          <table:table-cell office:value-type="float" office:value="0.0129015576080573" calcext:value-type="float">
            <text:p>0.0129015576080573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68.9913070311211" calcext:value-type="float">
            <text:p>68.9913070311211</text:p>
          </table:table-cell>
          <table:table-cell table:formula="of:=[.B54]*0.44704" office:value-type="float" office:value="30.8418738951924" calcext:value-type="float">
            <text:p>30.8418738951924</text:p>
          </table:table-cell>
          <table:table-cell office:value-type="float" office:value="0.0133326286707778" calcext:value-type="float">
            <text:p>0.0133326286707778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77.747648656372" calcext:value-type="float">
            <text:p>77.747648656372</text:p>
          </table:table-cell>
          <table:table-cell table:formula="of:=[.B55]*0.44704" office:value-type="float" office:value="34.7563088553445" calcext:value-type="float">
            <text:p>34.7563088553445</text:p>
          </table:table-cell>
          <table:table-cell office:value-type="float" office:value="0.0152252253028687" calcext:value-type="float">
            <text:p>0.0152252253028687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83.5963377142645" calcext:value-type="float">
            <text:p>83.5963377142645</text:p>
          </table:table-cell>
          <table:table-cell table:formula="of:=[.B56]*0.44704" office:value-type="float" office:value="37.3709068117848" calcext:value-type="float">
            <text:p>37.3709068117848</text:p>
          </table:table-cell>
          <table:table-cell office:value-type="float" office:value="0.0179771185803093" calcext:value-type="float">
            <text:p>0.0179771185803093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86.3664953441378" calcext:value-type="float">
            <text:p>86.3664953441378</text:p>
          </table:table-cell>
          <table:table-cell table:formula="of:=[.B57]*0.44704" office:value-type="float" office:value="38.6092780786434" calcext:value-type="float">
            <text:p>38.6092780786434</text:p>
          </table:table-cell>
          <table:table-cell office:value-type="float" office:value="0.0206712611048318" calcext:value-type="float">
            <text:p>0.0206712611048318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86.8689352085585" calcext:value-type="float">
            <text:p>86.8689352085585</text:p>
          </table:table-cell>
          <table:table-cell table:formula="of:=[.B58]*0.44704" office:value-type="float" office:value="38.833888795634" calcext:value-type="float">
            <text:p>38.833888795634</text:p>
          </table:table-cell>
          <table:table-cell office:value-type="float" office:value="0.0240894723985922" calcext:value-type="float">
            <text:p>0.0240894723985922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62.8061136851284" calcext:value-type="float">
            <text:p>62.8061136851284</text:p>
          </table:table-cell>
          <table:table-cell table:formula="of:=[.B59]*0.44704" office:value-type="float" office:value="28.0768450617998" calcext:value-type="float">
            <text:p>28.0768450617998</text:p>
          </table:table-cell>
          <table:table-cell office:value-type="float" office:value="0.0456735040270162" calcext:value-type="float">
            <text:p>0.0456735040270162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68.9453895094663" calcext:value-type="float">
            <text:p>68.9453895094663</text:p>
          </table:table-cell>
          <table:table-cell table:formula="of:=[.B60]*0.44704" office:value-type="float" office:value="30.8213469263118" calcext:value-type="float">
            <text:p>30.8213469263118</text:p>
          </table:table-cell>
          <table:table-cell office:value-type="float" office:value="0.047838389388061" calcext:value-type="float">
            <text:p>0.047838389388061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76.2066774816891" calcext:value-type="float">
            <text:p>76.2066774816891</text:p>
          </table:table-cell>
          <table:table-cell table:formula="of:=[.B61]*0.44704" office:value-type="float" office:value="34.0674331014143" calcext:value-type="float">
            <text:p>34.0674331014143</text:p>
          </table:table-cell>
          <table:table-cell office:value-type="float" office:value="0.0484652732044479" calcext:value-type="float">
            <text:p>0.0484652732044479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80.9323711226831" calcext:value-type="float">
            <text:p>80.9323711226831</text:p>
          </table:table-cell>
          <table:table-cell table:formula="of:=[.B62]*0.44704" office:value-type="float" office:value="36.1800071866842" calcext:value-type="float">
            <text:p>36.1800071866842</text:p>
          </table:table-cell>
          <table:table-cell office:value-type="float" office:value="0.0481354746933371" calcext:value-type="float">
            <text:p>0.048135474693337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49.0531224983012" calcext:value-type="float">
            <text:p>49.0531224983012</text:p>
          </table:table-cell>
          <table:table-cell table:formula="of:=[.B63]*0.44704" office:value-type="float" office:value="21.9287078816406" calcext:value-type="float">
            <text:p>21.9287078816406</text:p>
          </table:table-cell>
          <table:table-cell office:value-type="float" office:value="0.0454030077337683" calcext:value-type="float">
            <text:p>0.0454030077337683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7.9298759664201" calcext:value-type="float">
            <text:p>57.9298759664201</text:p>
          </table:table-cell>
          <table:table-cell table:formula="of:=[.B64]*0.44704" office:value-type="float" office:value="25.8969717520284" calcext:value-type="float">
            <text:p>25.8969717520284</text:p>
          </table:table-cell>
          <table:table-cell office:value-type="float" office:value="0.0511556948284295" calcext:value-type="float">
            <text:p>0.0511556948284295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69.7926214776529" calcext:value-type="float">
            <text:p>69.7926214776529</text:p>
          </table:table-cell>
          <table:table-cell table:formula="of:=[.B65]*0.44704" office:value-type="float" office:value="31.20009350537" calcext:value-type="float">
            <text:p>31.20009350537</text:p>
          </table:table-cell>
          <table:table-cell office:value-type="float" office:value="0.0584060834696892" calcext:value-type="float">
            <text:p>0.0584060834696892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84.0717241332415" calcext:value-type="float">
            <text:p>84.0717241332415</text:p>
          </table:table-cell>
          <table:table-cell table:formula="of:=[.B66]*0.44704" office:value-type="float" office:value="37.5834235565243" calcext:value-type="float">
            <text:p>37.5834235565243</text:p>
          </table:table-cell>
          <table:table-cell office:value-type="float" office:value="0.0684828704791756" calcext:value-type="float">
            <text:p>0.068482870479175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00.563281810859" calcext:value-type="float">
            <text:p>100.563281810859</text:p>
          </table:table-cell>
          <table:table-cell table:formula="of:=[.B67]*0.44704" office:value-type="float" office:value="44.9558095007264" calcext:value-type="float">
            <text:p>44.9558095007264</text:p>
          </table:table-cell>
          <table:table-cell office:value-type="float" office:value="0.0852557545924533" calcext:value-type="float">
            <text:p>0.0852557545924533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11.052519863037" calcext:value-type="float">
            <text:p>111.052519863037</text:p>
          </table:table-cell>
          <table:table-cell table:formula="of:=[.B68]*0.44704" office:value-type="float" office:value="49.6449184795721" calcext:value-type="float">
            <text:p>49.6449184795721</text:p>
          </table:table-cell>
          <table:table-cell office:value-type="float" office:value="0.101329631255817" calcext:value-type="float">
            <text:p>0.10132963125581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17.830802720315" calcext:value-type="float">
            <text:p>117.830802720315</text:p>
          </table:table-cell>
          <table:table-cell table:formula="of:=[.B69]*0.44704" office:value-type="float" office:value="52.6750820480896" calcext:value-type="float">
            <text:p>52.6750820480896</text:p>
          </table:table-cell>
          <table:table-cell office:value-type="float" office:value="0.118067318499997" calcext:value-type="float">
            <text:p>0.11806731849999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23.3728750855" calcext:value-type="float">
            <text:p>123.3728750855</text:p>
          </table:table-cell>
          <table:table-cell table:formula="of:=[.B70]*0.44704" office:value-type="float" office:value="55.1526100782219" calcext:value-type="float">
            <text:p>55.1526100782219</text:p>
          </table:table-cell>
          <table:table-cell office:value-type="float" office:value="0.135756245929898" calcext:value-type="float">
            <text:p>0.13575624592989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24.12384178422" calcext:value-type="float">
            <text:p>124.12384178422</text:p>
          </table:table-cell>
          <table:table-cell table:formula="of:=[.B71]*0.44704" office:value-type="float" office:value="55.4883222312177" calcext:value-type="float">
            <text:p>55.4883222312177</text:p>
          </table:table-cell>
          <table:table-cell office:value-type="float" office:value="0.151004723016497" calcext:value-type="float">
            <text:p>0.151004723016497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36.1916173608072" calcext:value-type="float">
            <text:p>36.1916173608072</text:p>
          </table:table-cell>
          <table:table-cell table:formula="of:=[.B72]*0.44704" office:value-type="float" office:value="16.1791006249753" calcext:value-type="float">
            <text:p>16.1791006249753</text:p>
          </table:table-cell>
          <table:table-cell office:value-type="float" office:value="0.0827097773624194" calcext:value-type="float">
            <text:p>0.0827097773624194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39.9895238119557" calcext:value-type="float">
            <text:p>39.9895238119557</text:p>
          </table:table-cell>
          <table:table-cell table:formula="of:=[.B73]*0.44704" office:value-type="float" office:value="17.8769167248967" calcext:value-type="float">
            <text:p>17.8769167248967</text:p>
          </table:table-cell>
          <table:table-cell office:value-type="float" office:value="0.0889652613658921" calcext:value-type="float">
            <text:p>0.0889652613658921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44.1876688936527" calcext:value-type="float">
            <text:p>44.1876688936527</text:p>
          </table:table-cell>
          <table:table-cell table:formula="of:=[.B74]*0.44704" office:value-type="float" office:value="19.7536555022185" calcext:value-type="float">
            <text:p>19.7536555022185</text:p>
          </table:table-cell>
          <table:table-cell office:value-type="float" office:value="0.0950591929159189" calcext:value-type="float">
            <text:p>0.0950591929159189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49.1538287084665" calcext:value-type="float">
            <text:p>49.1538287084665</text:p>
          </table:table-cell>
          <table:table-cell table:formula="of:=[.B75]*0.44704" office:value-type="float" office:value="21.9737275858329" calcext:value-type="float">
            <text:p>21.9737275858329</text:p>
          </table:table-cell>
          <table:table-cell office:value-type="float" office:value="0.10156858487828" calcext:value-type="float">
            <text:p>0.10156858487828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77.6947141629684" calcext:value-type="float">
            <text:p>77.6947141629684</text:p>
          </table:table-cell>
          <table:table-cell table:formula="of:=[.B76]*0.44704" office:value-type="float" office:value="34.7326450194134" calcext:value-type="float">
            <text:p>34.7326450194134</text:p>
          </table:table-cell>
          <table:table-cell office:value-type="float" office:value="0.175047624022105" calcext:value-type="float">
            <text:p>0.175047624022105</text:p>
          </table:table-cell>
        </table:table-row>
        <table:table-row table:style-name="ro1">
          <table:table-cell office:value-type="string" calcext:value-type="string">
            <text:p>Hydroglider</text:p>
          </table:table-cell>
          <table:table-cell office:value-type="float" office:value="144.973530217543" calcext:value-type="float">
            <text:p>144.973530217543</text:p>
          </table:table-cell>
          <table:table-cell table:formula="of:=[.B77]*0.44704" office:value-type="float" office:value="64.8089669484504" calcext:value-type="float">
            <text:p>64.8089669484504</text:p>
          </table:table-cell>
          <table:table-cell office:value-type="float" office:value="1.16410877932511" calcext:value-type="float">
            <text:p>1.16410877932511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92.7719223056873" calcext:value-type="float">
            <text:p>92.7719223056873</text:p>
          </table:table-cell>
          <table:table-cell table:formula="of:=[.B78]*0.44704" office:value-type="float" office:value="41.4727601475345" calcext:value-type="float">
            <text:p>41.4727601475345</text:p>
          </table:table-cell>
          <table:table-cell office:value-type="float" office:value="0.295961601032005" calcext:value-type="float">
            <text:p>0.295961601032005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101.910510654273" calcext:value-type="float">
            <text:p>101.910510654273</text:p>
          </table:table-cell>
          <table:table-cell table:formula="of:=[.B79]*0.44704" office:value-type="float" office:value="45.5580746828862" calcext:value-type="float">
            <text:p>45.5580746828862</text:p>
          </table:table-cell>
          <table:table-cell office:value-type="float" office:value="0.274997409722337" calcext:value-type="float">
            <text:p>0.274997409722337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112.7040232441" calcext:value-type="float">
            <text:p>112.7040232441</text:p>
          </table:table-cell>
          <table:table-cell table:formula="of:=[.B80]*0.44704" office:value-type="float" office:value="50.3832065510425" calcext:value-type="float">
            <text:p>50.3832065510425</text:p>
          </table:table-cell>
          <table:table-cell office:value-type="float" office:value="0.25381863836343" calcext:value-type="float">
            <text:p>0.25381863836343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123.815517314346" calcext:value-type="float">
            <text:p>123.815517314346</text:p>
          </table:table-cell>
          <table:table-cell table:formula="of:=[.B81]*0.44704" office:value-type="float" office:value="55.3504888602052" calcext:value-type="float">
            <text:p>55.3504888602052</text:p>
          </table:table-cell>
          <table:table-cell office:value-type="float" office:value="0.23272168786818" calcext:value-type="float">
            <text:p>0.23272168786818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88.7096460439376" calcext:value-type="float">
            <text:p>88.7096460439376</text:p>
          </table:table-cell>
          <table:table-cell table:formula="of:=[.B82]*0.44704" office:value-type="float" office:value="39.6567601674819" calcext:value-type="float">
            <text:p>39.6567601674819</text:p>
          </table:table-cell>
          <table:table-cell office:value-type="float" office:value="0.209419442755227" calcext:value-type="float">
            <text:p>0.209419442755227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98.1125408687995" calcext:value-type="float">
            <text:p>98.1125408687995</text:p>
          </table:table-cell>
          <table:table-cell table:formula="of:=[.B83]*0.44704" office:value-type="float" office:value="43.8602302699881" calcext:value-type="float">
            <text:p>43.8602302699881</text:p>
          </table:table-cell>
          <table:table-cell office:value-type="float" office:value="0.190735714036324" calcext:value-type="float">
            <text:p>0.190735714036324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10.725812508533" calcext:value-type="float">
            <text:p>110.725812508533</text:p>
          </table:table-cell>
          <table:table-cell table:formula="of:=[.B84]*0.44704" office:value-type="float" office:value="49.4988672238146" calcext:value-type="float">
            <text:p>49.4988672238146</text:p>
          </table:table-cell>
          <table:table-cell office:value-type="float" office:value="0.169146147689307" calcext:value-type="float">
            <text:p>0.169146147689307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25.798259047313" calcext:value-type="float">
            <text:p>125.798259047313</text:p>
          </table:table-cell>
          <table:table-cell table:formula="of:=[.B85]*0.44704" office:value-type="float" office:value="56.2368537245108" calcext:value-type="float">
            <text:p>56.2368537245108</text:p>
          </table:table-cell>
          <table:table-cell office:value-type="float" office:value="0.149997429994419" calcext:value-type="float">
            <text:p>0.149997429994419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45.793486805916" calcext:value-type="float">
            <text:p>145.793486805916</text:p>
          </table:table-cell>
          <table:table-cell table:formula="of:=[.B86]*0.44704" office:value-type="float" office:value="65.1755203417167" calcext:value-type="float">
            <text:p>65.1755203417167</text:p>
          </table:table-cell>
          <table:table-cell office:value-type="float" office:value="0.136596680251331" calcext:value-type="float">
            <text:p>0.136596680251331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75.850479928002" calcext:value-type="float">
            <text:p>175.850479928002</text:p>
          </table:table-cell>
          <table:table-cell table:formula="of:=[.B87]*0.44704" office:value-type="float" office:value="78.612198547014" calcext:value-type="float">
            <text:p>78.612198547014</text:p>
          </table:table-cell>
          <table:table-cell office:value-type="float" office:value="0.127733830716585" calcext:value-type="float">
            <text:p>0.127733830716585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87.6260691387946" calcext:value-type="float">
            <text:p>87.6260691387946</text:p>
          </table:table-cell>
          <table:table-cell table:formula="of:=[.B88]*0.44704" office:value-type="float" office:value="39.1723579478067" calcext:value-type="float">
            <text:p>39.1723579478067</text:p>
          </table:table-cell>
          <table:table-cell office:value-type="float" office:value="0.173826246088774" calcext:value-type="float">
            <text:p>0.173826246088774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00.240580773802" calcext:value-type="float">
            <text:p>100.240580773802</text:p>
          </table:table-cell>
          <table:table-cell table:formula="of:=[.B89]*0.44704" office:value-type="float" office:value="44.8115492291204" calcext:value-type="float">
            <text:p>44.8115492291204</text:p>
          </table:table-cell>
          <table:table-cell office:value-type="float" office:value="0.14910045063119" calcext:value-type="float">
            <text:p>0.14910045063119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12.361278610469" calcext:value-type="float">
            <text:p>112.361278610469</text:p>
          </table:table-cell>
          <table:table-cell table:formula="of:=[.B90]*0.44704" office:value-type="float" office:value="50.2299859900241" calcext:value-type="float">
            <text:p>50.2299859900241</text:p>
          </table:table-cell>
          <table:table-cell office:value-type="float" office:value="0.134892332049043" calcext:value-type="float">
            <text:p>0.134892332049043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20.165625431127" calcext:value-type="float">
            <text:p>120.165625431127</text:p>
          </table:table-cell>
          <table:table-cell table:formula="of:=[.B91]*0.44704" office:value-type="float" office:value="53.718841192731" calcext:value-type="float">
            <text:p>53.718841192731</text:p>
          </table:table-cell>
          <table:table-cell office:value-type="float" office:value="0.127026380660681" calcext:value-type="float">
            <text:p>0.127026380660681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43.059209667397" calcext:value-type="float">
            <text:p>143.059209667397</text:p>
          </table:table-cell>
          <table:table-cell table:formula="of:=[.B92]*0.44704" office:value-type="float" office:value="63.9531890897132" calcext:value-type="float">
            <text:p>63.9531890897132</text:p>
          </table:table-cell>
          <table:table-cell office:value-type="float" office:value="0.112630740039446" calcext:value-type="float">
            <text:p>0.112630740039446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71.429802260486" calcext:value-type="float">
            <text:p>171.429802260486</text:p>
          </table:table-cell>
          <table:table-cell table:formula="of:=[.B93]*0.44704" office:value-type="float" office:value="76.6359788025277" calcext:value-type="float">
            <text:p>76.6359788025277</text:p>
          </table:table-cell>
          <table:table-cell office:value-type="float" office:value="0.102558424482775" calcext:value-type="float">
            <text:p>0.102558424482775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99.925608517806" calcext:value-type="float">
            <text:p>199.925608517806</text:p>
          </table:table-cell>
          <table:table-cell table:formula="of:=[.B94]*0.44704" office:value-type="float" office:value="89.3747440318" calcext:value-type="float">
            <text:p>89.3747440318</text:p>
          </table:table-cell>
          <table:table-cell office:value-type="float" office:value="0.100486717740025" calcext:value-type="float">
            <text:p>0.100486717740025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228.487915327466" calcext:value-type="float">
            <text:p>228.487915327466</text:p>
          </table:table-cell>
          <table:table-cell table:formula="of:=[.B95]*0.44704" office:value-type="float" office:value="102.14323766799" calcext:value-type="float">
            <text:p>102.14323766799</text:p>
          </table:table-cell>
          <table:table-cell office:value-type="float" office:value="0.10179368885089" calcext:value-type="float">
            <text:p>0.10179368885089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254.186646061387" calcext:value-type="float">
            <text:p>254.186646061387</text:p>
          </table:table-cell>
          <table:table-cell table:formula="of:=[.B96]*0.44704" office:value-type="float" office:value="113.631598255282" calcext:value-type="float">
            <text:p>113.631598255282</text:p>
          </table:table-cell>
          <table:table-cell office:value-type="float" office:value="0.107326321542589" calcext:value-type="float">
            <text:p>0.107326321542589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273.517468073949" calcext:value-type="float">
            <text:p>273.517468073949</text:p>
          </table:table-cell>
          <table:table-cell table:formula="of:=[.B97]*0.44704" office:value-type="float" office:value="122.273248927778" calcext:value-type="float">
            <text:p>122.273248927778</text:p>
          </table:table-cell>
          <table:table-cell office:value-type="float" office:value="0.110933759170572" calcext:value-type="float">
            <text:p>0.110933759170572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306.519749121499" calcext:value-type="float">
            <text:p>306.519749121499</text:p>
          </table:table-cell>
          <table:table-cell table:formula="of:=[.B98]*0.44704" office:value-type="float" office:value="137.026588647275" calcext:value-type="float">
            <text:p>137.026588647275</text:p>
          </table:table-cell>
          <table:table-cell office:value-type="float" office:value="0.104450782493039" calcext:value-type="float">
            <text:p>0.104450782493039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88.2877228339072" calcext:value-type="float">
            <text:p>88.2877228339072</text:p>
          </table:table-cell>
          <table:table-cell table:formula="of:=[.B99]*0.44704" office:value-type="float" office:value="39.4681436156699" calcext:value-type="float">
            <text:p>39.4681436156699</text:p>
          </table:table-cell>
          <table:table-cell office:value-type="float" office:value="0.150150993372855" calcext:value-type="float">
            <text:p>0.150150993372855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00.962710856065" calcext:value-type="float">
            <text:p>100.962710856065</text:p>
          </table:table-cell>
          <table:table-cell table:formula="of:=[.B100]*0.44704" office:value-type="float" office:value="45.1343702610953" calcext:value-type="float">
            <text:p>45.1343702610953</text:p>
          </table:table-cell>
          <table:table-cell office:value-type="float" office:value="0.136741804234854" calcext:value-type="float">
            <text:p>0.136741804234854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18.61609464229" calcext:value-type="float">
            <text:p>118.61609464229</text:p>
          </table:table-cell>
          <table:table-cell table:formula="of:=[.B101]*0.44704" office:value-type="float" office:value="53.0261389488893" calcext:value-type="float">
            <text:p>53.0261389488893</text:p>
          </table:table-cell>
          <table:table-cell office:value-type="float" office:value="0.118853303833328" calcext:value-type="float">
            <text:p>0.118853303833328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47.006811026081" calcext:value-type="float">
            <text:p>147.006811026081</text:p>
          </table:table-cell>
          <table:table-cell table:formula="of:=[.B102]*0.44704" office:value-type="float" office:value="65.7179248010993" calcext:value-type="float">
            <text:p>65.7179248010993</text:p>
          </table:table-cell>
          <table:table-cell office:value-type="float" office:value="0.103289014379493" calcext:value-type="float">
            <text:p>0.103289014379493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70.36003227327" calcext:value-type="float">
            <text:p>170.36003227327</text:p>
          </table:table-cell>
          <table:table-cell table:formula="of:=[.B103]*0.44704" office:value-type="float" office:value="76.1577488274426" calcext:value-type="float">
            <text:p>76.1577488274426</text:p>
          </table:table-cell>
          <table:table-cell office:value-type="float" office:value="0.0953213856438051" calcext:value-type="float">
            <text:p>0.0953213856438051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200.063351626149" calcext:value-type="float">
            <text:p>200.063351626149</text:p>
          </table:table-cell>
          <table:table-cell table:formula="of:=[.B104]*0.44704" office:value-type="float" office:value="89.4363207109537" calcext:value-type="float">
            <text:p>89.4363207109537</text:p>
          </table:table-cell>
          <table:table-cell office:value-type="float" office:value="0.0891434992553401" calcext:value-type="float">
            <text:p>0.0891434992553401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242.916916759078" calcext:value-type="float">
            <text:p>242.916916759078</text:p>
          </table:table-cell>
          <table:table-cell table:formula="of:=[.B105]*0.44704" office:value-type="float" office:value="108.593578467978" calcext:value-type="float">
            <text:p>108.593578467978</text:p>
          </table:table-cell>
          <table:table-cell office:value-type="float" office:value="0.0839145034024008" calcext:value-type="float">
            <text:p>0.0839145034024008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296.892707361234" calcext:value-type="float">
            <text:p>296.892707361234</text:p>
          </table:table-cell>
          <table:table-cell table:formula="of:=[.B106]*0.44704" office:value-type="float" office:value="132.722915898766" calcext:value-type="float">
            <text:p>132.722915898766</text:p>
          </table:table-cell>
          <table:table-cell office:value-type="float" office:value="0.0805834441706814" calcext:value-type="float">
            <text:p>0.0805834441706814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343.872260167898" calcext:value-type="float">
            <text:p>343.872260167898</text:p>
          </table:table-cell>
          <table:table-cell table:formula="of:=[.B107]*0.44704" office:value-type="float" office:value="153.724655185457" calcext:value-type="float">
            <text:p>153.724655185457</text:p>
          </table:table-cell>
          <table:table-cell office:value-type="float" office:value="0.0816283932184147" calcext:value-type="float">
            <text:p>0.0816283932184147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382.607173443972" calcext:value-type="float">
            <text:p>382.607173443972</text:p>
          </table:table-cell>
          <table:table-cell table:formula="of:=[.B108]*0.44704" office:value-type="float" office:value="171.040710816393" calcext:value-type="float">
            <text:p>171.040710816393</text:p>
          </table:table-cell>
          <table:table-cell office:value-type="float" office:value="0.0838044086429427" calcext:value-type="float">
            <text:p>0.0838044086429427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15.11330719589" calcext:value-type="float">
            <text:p>115.11330719589</text:p>
          </table:table-cell>
          <table:table-cell table:formula="of:=[.B109]*0.44704" office:value-type="float" office:value="51.4602528488507" calcext:value-type="float">
            <text:p>51.4602528488507</text:p>
          </table:table-cell>
          <table:table-cell office:value-type="float" office:value="0.209261818201493" calcext:value-type="float">
            <text:p>0.20926181820149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36.168301838883" calcext:value-type="float">
            <text:p>136.168301838883</text:p>
          </table:table-cell>
          <table:table-cell table:formula="of:=[.B110]*0.44704" office:value-type="float" office:value="60.8726776540543" calcext:value-type="float">
            <text:p>60.8726776540543</text:p>
          </table:table-cell>
          <table:table-cell office:value-type="float" office:value="0.177105393973206" calcext:value-type="float">
            <text:p>0.177105393973206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62.141683809918" calcext:value-type="float">
            <text:p>162.141683809918</text:p>
          </table:table-cell>
          <table:table-cell table:formula="of:=[.B111]*0.44704" office:value-type="float" office:value="72.4838183303857" calcext:value-type="float">
            <text:p>72.4838183303857</text:p>
          </table:table-cell>
          <table:table-cell office:value-type="float" office:value="0.151895561829573" calcext:value-type="float">
            <text:p>0.15189556182957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202.335927102536" calcext:value-type="float">
            <text:p>202.335927102536</text:p>
          </table:table-cell>
          <table:table-cell table:formula="of:=[.B112]*0.44704" office:value-type="float" office:value="90.4522528519177" calcext:value-type="float">
            <text:p>90.4522528519177</text:p>
          </table:table-cell>
          <table:table-cell office:value-type="float" office:value="0.127682052993284" calcext:value-type="float">
            <text:p>0.127682052993284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252.503816084325" calcext:value-type="float">
            <text:p>252.503816084325</text:p>
          </table:table-cell>
          <table:table-cell table:formula="of:=[.B113]*0.44704" office:value-type="float" office:value="112.879305942337" calcext:value-type="float">
            <text:p>112.879305942337</text:p>
          </table:table-cell>
          <table:table-cell office:value-type="float" office:value="0.106616564961223" calcext:value-type="float">
            <text:p>0.10661656496122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298.585613895075" calcext:value-type="float">
            <text:p>298.585613895075</text:p>
          </table:table-cell>
          <table:table-cell table:formula="of:=[.B114]*0.44704" office:value-type="float" office:value="133.479712835654" calcext:value-type="float">
            <text:p>133.479712835654</text:p>
          </table:table-cell>
          <table:table-cell office:value-type="float" office:value="0.0958023078951253" calcext:value-type="float">
            <text:p>0.095802307895125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355.362429290408" calcext:value-type="float">
            <text:p>355.362429290408</text:p>
          </table:table-cell>
          <table:table-cell table:formula="of:=[.B115]*0.44704" office:value-type="float" office:value="158.861220389984" calcext:value-type="float">
            <text:p>158.861220389984</text:p>
          </table:table-cell>
          <table:table-cell office:value-type="float" office:value="0.0895897929787266" calcext:value-type="float">
            <text:p>0.0895897929787266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414.226220219662" calcext:value-type="float">
            <text:p>414.226220219662</text:p>
          </table:table-cell>
          <table:table-cell table:formula="of:=[.B116]*0.44704" office:value-type="float" office:value="185.175689486998" calcext:value-type="float">
            <text:p>185.175689486998</text:p>
          </table:table-cell>
          <table:table-cell office:value-type="float" office:value="0.0957117195351919" calcext:value-type="float">
            <text:p>0.0957117195351919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482.618819181663" calcext:value-type="float">
            <text:p>482.618819181663</text:p>
          </table:table-cell>
          <table:table-cell table:formula="of:=[.B117]*0.44704" office:value-type="float" office:value="215.749916926971" calcext:value-type="float">
            <text:p>215.749916926971</text:p>
          </table:table-cell>
          <table:table-cell office:value-type="float" office:value="0.110751859418002" calcext:value-type="float">
            <text:p>0.110751859418002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551.10389202582" calcext:value-type="float">
            <text:p>551.10389202582</text:p>
          </table:table-cell>
          <table:table-cell table:formula="of:=[.B118]*0.44704" office:value-type="float" office:value="246.365483891223" calcext:value-type="float">
            <text:p>246.365483891223</text:p>
          </table:table-cell>
          <table:table-cell office:value-type="float" office:value="0.129879908856765" calcext:value-type="float">
            <text:p>0.12987990885676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629.355364472122" calcext:value-type="float">
            <text:p>629.355364472122</text:p>
          </table:table-cell>
          <table:table-cell table:formula="of:=[.B119]*0.44704" office:value-type="float" office:value="281.347022133617" calcext:value-type="float">
            <text:p>281.347022133617</text:p>
          </table:table-cell>
          <table:table-cell office:value-type="float" office:value="0.150297943081599" calcext:value-type="float">
            <text:p>0.150297943081599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26.520411985652" calcext:value-type="float">
            <text:p>126.520411985652</text:p>
          </table:table-cell>
          <table:table-cell table:formula="of:=[.B120]*0.44704" office:value-type="float" office:value="56.5596849740659" calcext:value-type="float">
            <text:p>56.5596849740659</text:p>
          </table:table-cell>
          <table:table-cell office:value-type="float" office:value="0.177143010296658" calcext:value-type="float">
            <text:p>0.177143010296658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35.152988519534" calcext:value-type="float">
            <text:p>135.152988519534</text:p>
          </table:table-cell>
          <table:table-cell table:formula="of:=[.B121]*0.44704" office:value-type="float" office:value="60.4187919877725" calcext:value-type="float">
            <text:p>60.4187919877725</text:p>
          </table:table-cell>
          <table:table-cell office:value-type="float" office:value="0.203670901868397" calcext:value-type="float">
            <text:p>0.203670901868397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41.531455307971" calcext:value-type="float">
            <text:p>141.531455307971</text:p>
          </table:table-cell>
          <table:table-cell table:formula="of:=[.B122]*0.44704" office:value-type="float" office:value="63.2702217808753" calcext:value-type="float">
            <text:p>63.2702217808753</text:p>
          </table:table-cell>
          <table:table-cell office:value-type="float" office:value="0.228033856777278" calcext:value-type="float">
            <text:p>0.228033856777278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55.306669553756" calcext:value-type="float">
            <text:p>155.306669553756</text:p>
          </table:table-cell>
          <table:table-cell table:formula="of:=[.B123]*0.44704" office:value-type="float" office:value="69.4282935573111" calcext:value-type="float">
            <text:p>69.4282935573111</text:p>
          </table:table-cell>
          <table:table-cell office:value-type="float" office:value="0.255276587419285" calcext:value-type="float">
            <text:p>0.255276587419285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79.792550476846" calcext:value-type="float">
            <text:p>179.792550476846</text:p>
          </table:table-cell>
          <table:table-cell table:formula="of:=[.B124]*0.44704" office:value-type="float" office:value="80.3744617651692" calcext:value-type="float">
            <text:p>80.3744617651692</text:p>
          </table:table-cell>
          <table:table-cell office:value-type="float" office:value="0.281952320616792" calcext:value-type="float">
            <text:p>0.281952320616792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210.922470393788" calcext:value-type="float">
            <text:p>210.922470393788</text:p>
          </table:table-cell>
          <table:table-cell table:formula="of:=[.B125]*0.44704" office:value-type="float" office:value="94.290781164839" calcext:value-type="float">
            <text:p>94.290781164839</text:p>
          </table:table-cell>
          <table:table-cell office:value-type="float" office:value="0.315575645199685" calcext:value-type="float">
            <text:p>0.315575645199685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239.505758851902" calcext:value-type="float">
            <text:p>239.505758851902</text:p>
          </table:table-cell>
          <table:table-cell table:formula="of:=[.B126]*0.44704" office:value-type="float" office:value="107.068654437154" calcext:value-type="float">
            <text:p>107.068654437154</text:p>
          </table:table-cell>
          <table:table-cell office:value-type="float" office:value="0.307173958622633" calcext:value-type="float">
            <text:p>0.307173958622633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286.882245426854" calcext:value-type="float">
            <text:p>286.882245426854</text:p>
          </table:table-cell>
          <table:table-cell table:formula="of:=[.B127]*0.44704" office:value-type="float" office:value="128.247838995621" calcext:value-type="float">
            <text:p>128.247838995621</text:p>
          </table:table-cell>
          <table:table-cell office:value-type="float" office:value="0.300945723233809" calcext:value-type="float">
            <text:p>0.300945723233809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325.77173434925" calcext:value-type="float">
            <text:p>325.77173434925</text:p>
          </table:table-cell>
          <table:table-cell table:formula="of:=[.B128]*0.44704" office:value-type="float" office:value="145.632996123489" calcext:value-type="float">
            <text:p>145.632996123489</text:p>
          </table:table-cell>
          <table:table-cell office:value-type="float" office:value="0.290990726106837" calcext:value-type="float">
            <text:p>0.290990726106837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367.427682902308" calcext:value-type="float">
            <text:p>367.427682902308</text:p>
          </table:table-cell>
          <table:table-cell table:formula="of:=[.B129]*0.44704" office:value-type="float" office:value="164.254871364648" calcext:value-type="float">
            <text:p>164.254871364648</text:p>
          </table:table-cell>
          <table:table-cell office:value-type="float" office:value="0.287043909042924" calcext:value-type="float">
            <text:p>0.287043909042924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384.812388704634" calcext:value-type="float">
            <text:p>384.812388704634</text:p>
          </table:table-cell>
          <table:table-cell table:formula="of:=[.B130]*0.44704" office:value-type="float" office:value="172.02653024652" calcext:value-type="float">
            <text:p>172.02653024652</text:p>
          </table:table-cell>
          <table:table-cell office:value-type="float" office:value="0.315027779028795" calcext:value-type="float">
            <text:p>0.315027779028795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413.934691114402" calcext:value-type="float">
            <text:p>413.934691114402</text:p>
          </table:table-cell>
          <table:table-cell table:formula="of:=[.B131]*0.44704" office:value-type="float" office:value="185.045364315782" calcext:value-type="float">
            <text:p>185.045364315782</text:p>
          </table:table-cell>
          <table:table-cell office:value-type="float" office:value="0.34571309332519" calcext:value-type="float">
            <text:p>0.34571309332519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297.889514328294" calcext:value-type="float">
            <text:p>297.889514328294</text:p>
          </table:table-cell>
          <table:table-cell table:formula="of:=[.B132]*0.44704" office:value-type="float" office:value="133.168528485321" calcext:value-type="float">
            <text:p>133.168528485321</text:p>
          </table:table-cell>
          <table:table-cell office:value-type="float" office:value="0.143768097095609" calcext:value-type="float">
            <text:p>0.143768097095609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347.645356087195" calcext:value-type="float">
            <text:p>347.645356087195</text:p>
          </table:table-cell>
          <table:table-cell table:formula="of:=[.B133]*0.44704" office:value-type="float" office:value="155.41137998522" calcext:value-type="float">
            <text:p>155.41137998522</text:p>
          </table:table-cell>
          <table:table-cell office:value-type="float" office:value="0.124962832853742" calcext:value-type="float">
            <text:p>0.124962832853742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397.433233807787" calcext:value-type="float">
            <text:p>397.433233807787</text:p>
          </table:table-cell>
          <table:table-cell table:formula="of:=[.B134]*0.44704" office:value-type="float" office:value="177.668552841433" calcext:value-type="float">
            <text:p>177.668552841433</text:p>
          </table:table-cell>
          <table:table-cell office:value-type="float" office:value="0.12002549506891" calcext:value-type="float">
            <text:p>0.12002549506891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469.533188684929" calcext:value-type="float">
            <text:p>469.533188684929</text:p>
          </table:table-cell>
          <table:table-cell table:formula="of:=[.B135]*0.44704" office:value-type="float" office:value="209.900116669711" calcext:value-type="float">
            <text:p>209.900116669711</text:p>
          </table:table-cell>
          <table:table-cell office:value-type="float" office:value="0.126527065349742" calcext:value-type="float">
            <text:p>0.126527065349742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515.15386218171" calcext:value-type="float">
            <text:p>515.15386218171</text:p>
          </table:table-cell>
          <table:table-cell table:formula="of:=[.B136]*0.44704" office:value-type="float" office:value="230.294382549712" calcext:value-type="float">
            <text:p>230.294382549712</text:p>
          </table:table-cell>
          <table:table-cell office:value-type="float" office:value="0.145463777708493" calcext:value-type="float">
            <text:p>0.145463777708493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560.971295438517" calcext:value-type="float">
            <text:p>560.971295438517</text:p>
          </table:table-cell>
          <table:table-cell table:formula="of:=[.B137]*0.44704" office:value-type="float" office:value="250.776607912835" calcext:value-type="float">
            <text:p>250.776607912835</text:p>
          </table:table-cell>
          <table:table-cell office:value-type="float" office:value="0.193603600835736" calcext:value-type="float">
            <text:p>0.193603600835736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602.802089197897" calcext:value-type="float">
            <text:p>602.802089197897</text:p>
          </table:table-cell>
          <table:table-cell table:formula="of:=[.B138]*0.44704" office:value-type="float" office:value="269.476645955028" calcext:value-type="float">
            <text:p>269.476645955028</text:p>
          </table:table-cell>
          <table:table-cell office:value-type="float" office:value="0.254278055378473" calcext:value-type="float">
            <text:p>0.254278055378473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630.961207266596" calcext:value-type="float">
            <text:p>630.961207266596</text:p>
          </table:table-cell>
          <table:table-cell table:formula="of:=[.B139]*0.44704" office:value-type="float" office:value="282.064898096459" calcext:value-type="float">
            <text:p>282.064898096459</text:p>
          </table:table-cell>
          <table:table-cell office:value-type="float" office:value="0.308360363884863" calcext:value-type="float">
            <text:p>0.308360363884863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660.536830859517" calcext:value-type="float">
            <text:p>660.536830859517</text:p>
          </table:table-cell>
          <table:table-cell table:formula="of:=[.B140]*0.44704" office:value-type="float" office:value="295.286384867438" calcext:value-type="float">
            <text:p>295.286384867438</text:p>
          </table:table-cell>
          <table:table-cell office:value-type="float" office:value="0.364123277812876" calcext:value-type="float">
            <text:p>0.364123277812876</text:p>
          </table:table-cell>
        </table:table-row>
        <table:table-row table:style-name="ro1">
          <table:table-cell office:value-type="string" calcext:value-type="string">
            <text:p>Technology Line</text:p>
          </table:table-cell>
          <table:table-cell office:value-type="float" office:value="15.3798360089015" calcext:value-type="float">
            <text:p>15.3798360089015</text:p>
          </table:table-cell>
          <table:table-cell table:formula="of:=[.B141]*0.44704" office:value-type="float" office:value="6.87540188941932" calcext:value-type="float">
            <text:p>6.87540188941932</text:p>
          </table:table-cell>
          <table:table-cell office:value-type="float" office:value="0.00266233005510815" calcext:value-type="float">
            <text:p>0.00266233005510815</text:p>
          </table:table-cell>
        </table:table-row>
        <table:table-row table:style-name="ro1">
          <table:table-cell office:value-type="string" calcext:value-type="string">
            <text:p>Technology Line</text:p>
          </table:table-cell>
          <table:table-cell office:value-type="float" office:value="1126.24520016151" calcext:value-type="float">
            <text:p>1126.24520016151</text:p>
          </table:table-cell>
          <table:table-cell table:formula="of:=[.B142]*0.44704" office:value-type="float" office:value="503.476654280204" calcext:value-type="float">
            <text:p>503.476654280204</text:p>
          </table:table-cell>
          <table:table-cell office:value-type="float" office:value="0.19067924465902" calcext:value-type="float">
            <text:p>0.19067924465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0:03:06.6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6:09:07.252607806</meta:creation-date>
    <dc:date>2022-03-22T10:03:57.646000000</dc:date>
    <meta:editing-duration>PT29M48S</meta:editing-duration>
    <meta:editing-cycles>12</meta:editing-cycles>
    <meta:generator>LibreOffice/7.3.0.3$Windows_X86_64 LibreOffice_project/0f246aa12d0eee4a0f7adcefbf7c878fc2238db3</meta:generator>
    <meta:document-statistic meta:table-count="1" meta:cell-count="568" meta:object-count="0"/>
  </office:meta>
</office:document-meta>
</file>